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Asana Math" svg:font-family="'Asana Math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color="#ffffff" draw:marker-start="" svg:stroke-opacity="0%" draw:fill="hatch" draw:fill-hatch-name="Black_20_45_20_Degrees" draw:textarea-horizontal-align="justify" draw:textarea-vertical-align="middle" draw:auto-grow-height="false" fo:min-height="0.131cm" fo:min-width="10.93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objectwithoutfill">
      <style:graphic-properties draw:stroke="solid" svg:stroke-width="0.028cm" svg:stroke-color="#000000" draw:marker-start-width="0.242cm" draw:marker-end="Arrow" draw:marker-end-width="0.254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93cm"/>
    </style:style>
    <style:style style:name="gr8" style:family="graphic" style:parent-style-name="objectwithoutfill">
      <style:graphic-properties svg:stroke-color="#000000" draw:marker-start="Arrow_20_concave" draw:marker-start-width="0.152cm" draw:marker-end="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" draw:marker-start-width="0.152cm" draw:marker-end="Arrow_20_concave" draw:marker-end-width="0.152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style:paragraph-properties fo:text-align="center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style:font-name="FreeSerif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style:font-name="FreeSerif" fo:font-size="14pt" style:font-size-asian="14pt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position="-20% 58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FreeSerif1" fo:font-style="normal" fo:font-weight="normal" style:font-name-asian="FreeSerif1" style:font-style-asian="normal" style:font-weight-asian="normal" style:font-name-complex="FreeSerif1" style:font-style-complex="normal" style:font-weight-complex="normal"/>
    </style:style>
    <style:style style:name="T4" style:family="text">
      <style:text-properties style:font-name="Free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014cm" svg:y1="5.476cm" svg:x2="11.444cm" svg:y2="5.476cm">
            <text:p/>
          </draw:line>
          <draw:custom-shape draw:style-name="gr2" draw:text-style-name="P2" draw:layer="layout" svg:width="11.43cm" svg:height="0.381cm" svg:x="0.014cm" svg:y="5.476cm">
            <text:p/>
            <draw:enhanced-geometry svg:viewBox="0 0 21600 21600" draw:type="rectangle" draw:enhanced-path="M 0 0 L 21600 0 21600 21600 0 21600 0 0 Z N"/>
          </draw:custom-shape>
          <draw:path draw:style-name="gr3" draw:text-style-name="P1" draw:layer="layout" svg:width="7.278cm" svg:height="3.101cm" draw:transform="skewX (0.300720230118623) rotate (2.20155831846565) translate (6.33910217538155cm 6.5286873073224cm)" svg:viewBox="0 0 7279 3102" svg:d="M0 3102c3803 1 7279-3102 7279-3102">
            <text:p/>
          </draw:path>
          <draw:path draw:style-name="gr3" draw:text-style-name="P1" draw:layer="layout" svg:width="6.878cm" svg:height="2.936cm" draw:transform="skewX (0.304909020323409) rotate (2.20400177941844) translate (6.11671968830961cm 6.5956695616516cm)" svg:viewBox="0 0 6879 2937" svg:d="M0 2937c3594 0 6879-2937 6879-2937">
            <text:p/>
          </draw:path>
          <draw:line draw:style-name="gr4" draw:text-style-name="P1" draw:layer="layout" svg:x1="2.935cm" svg:y1="5.476cm" svg:x2="2.935cm" svg:y2="3.698cm">
            <text:p/>
          </draw:line>
          <draw:line draw:style-name="gr4" draw:text-style-name="P1" draw:layer="layout" svg:x1="9.14cm" svg:y1="5.439cm" svg:x2="10.482cm" svg:y2="4.273cm">
            <text:p/>
          </draw:line>
          <draw:line draw:style-name="gr5" draw:text-style-name="P1" draw:layer="layout" svg:x1="9.196cm" svg:y1="5.495cm" svg:x2="6.618cm" svg:y2="2.555cm">
            <text:p/>
          </draw:line>
          <draw:path draw:style-name="gr6" draw:text-style-name="P1" draw:layer="layout" svg:width="1.306cm" svg:height="0.696cm" draw:transform="rotate (-2.60123871717235) translate (8.41159312694119cm 4.80374403965327cm)" svg:viewBox="0 0 1307 697" svg:d="M0 697c741 0 1307-697 1307-697">
            <text:p/>
          </draw:path>
          <draw:frame draw:style-name="gr7" draw:text-style-name="P4" draw:layer="layout" svg:width="1.155cm" svg:height="1.143cm" svg:x="2.923cm" svg:y="4.067cm">
            <draw:text-box>
              <text:p text:style-name="P3"><text:span text:style-name="T1">n</text:span></text:p>
            </draw:text-box>
          </draw:frame>
          <draw:frame draw:style-name="gr7" draw:text-style-name="P4" draw:layer="layout" svg:width="1.155cm" svg:height="1.143cm" svg:x="10.224cm" svg:y="3.868cm">
            <draw:text-box>
              <text:p text:style-name="P3"><text:span text:style-name="T1">n</text:span><text:span text:style-name="T2">s</text:span></text:p>
            </draw:text-box>
          </draw:frame>
          <draw:frame draw:style-name="gr7" draw:text-style-name="P4" draw:layer="layout" svg:width="1.155cm" svg:height="1.143cm" svg:x="6.525cm" svg:y="4.069cm">
            <draw:text-box>
              <text:p text:style-name="P3"><text:span text:style-name="T3">θ</text:span><text:span text:style-name="T2">c</text:span></text:p>
            </draw:text-box>
          </draw:frame>
          <draw:line draw:style-name="gr8" draw:text-style-name="P1" draw:layer="layout" svg:x1="3.316cm" svg:y1="1.539cm" svg:x2="2.935cm" svg:y2="2.428cm">
            <text:p/>
          </draw:line>
          <draw:line draw:style-name="gr9" draw:text-style-name="P1" draw:layer="layout" svg:x1="3.835cm" svg:y1="0.321cm" svg:x2="3.454cm" svg:y2="1.21cm">
            <text:p/>
          </draw:line>
          <draw:frame draw:style-name="gr10" draw:text-style-name="P6" draw:layer="layout" svg:width="2.286cm" svg:height="0.889cm" svg:x="3.751cm" svg:y="-0.112cm">
            <draw:text-box>
              <text:p text:style-name="P5"><text:span text:style-name="T4">interfa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Asana Math" svg:font-family="'Asana Math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481cm" fo:page-height="6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21-02-06T19:14:56.413206527</meta:creation-date>
    <dc:date>2021-02-06T19:31:22.948820851</dc:date>
    <dc:creator>Ezequiel Fogliatto</dc:creator>
    <meta:editing-duration>PT5M56S</meta:editing-duration>
    <meta:editing-cycles>1</meta:editing-cycles>
    <meta:document-statistic meta:object-count="15"/>
    <meta:generator>LibreOffice/6.1.5.2$Linux_X86_64 LibreOffice_project/10$Build-2</meta:generator>
  </office:meta>
</office:document-meta>
</file>